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.478cm" fo:min-width="3.12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488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color="#000000" draw:fill="none" draw:fill-color="#ffffff" fo:min-height="1.401cm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42cm"/>
    </style:style>
    <style:style style:name="gr7" style:family="graphic" style:parent-style-name="standard">
      <style:graphic-properties draw:stroke="none" svg:stroke-color="#000000" draw:fill="none" draw:fill-color="#ffffff" fo:min-height="0.839cm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fo:min-height="0.327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Fira Sans" fo:font-size="14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style:font-name="Fira Sans" fo:font-size="12pt" style:font-size-asian="18pt" style:font-size-complex="18pt"/>
    </style:style>
    <style:style style:name="P7" style:family="paragraph">
      <style:text-properties fo:font-size="10.5pt" style:font-size-asian="18pt" style:font-size-complex="18pt"/>
    </style:style>
    <style:style style:name="P8" style:family="paragraph">
      <loext:graphic-properties draw:fill="none" draw:fill-color="#ffffff"/>
      <style:text-properties style:font-name="Fira Sans" fo:font-size="10.5pt" style:font-size-asian="18pt" style:font-size-complex="18pt"/>
    </style:style>
    <style:style style:name="T1" style:family="text">
      <style:text-properties style:font-name="Fira Sans" fo:font-size="14pt" style:font-size-asian="18pt" style:font-size-complex="18pt"/>
    </style:style>
    <style:style style:name="T2" style:family="text">
      <style:text-properties style:font-name="Fira Sans" fo:font-size="12pt" style:font-size-asian="18pt" style:font-size-complex="18pt"/>
    </style:style>
    <style:style style:name="T3" style:family="text">
      <style:text-properties style:font-name="Fira Sans"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79cm" svg:height="1.778cm" svg:x="1.004cm" svg:y="0.94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05cm" svg:height="0.742cm" svg:x="1.988cm" svg:y="2.748cm">
          <draw:text-box>
            <text:p><text:span text:style-name="T1">Time</text:span></text:p>
          </draw:text-box>
        </draw:frame>
        <draw:custom-shape draw:style-name="gr3" draw:text-style-name="P3" draw:layer="layout" svg:width="0.254cm" svg:height="0.254cm" svg:x="1.096cm" svg:y="1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.897cm" svg:y="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.598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099cm" svg:y="1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4cm" svg:y="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601cm" svg:y="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6.631cm" svg:height="1.724cm" svg:x="0.989cm" svg:y="7.448cm">
          <draw:text-box>
            <text:p><text:span text:style-name="T1">Each mark corresponds to the same distance interval, and the time is varying.</text:span></text:p>
          </draw:text-box>
        </draw:frame>
        <draw:line draw:style-name="gr5" draw:text-style-name="P4" draw:layer="layout" svg:x1="1.381cm" svg:y1="2.016cm" svg:x2="5.826cm" svg:y2="3.286cm">
          <text:p/>
        </draw:line>
        <draw:line draw:style-name="gr5" draw:text-style-name="P4" draw:layer="layout" svg:x1="2.27cm" svg:y1="2.016cm" svg:x2="5.826cm" svg:y2="3.921cm">
          <text:p/>
        </draw:line>
        <draw:line draw:style-name="gr5" draw:text-style-name="P4" draw:layer="layout" svg:x1="2.905cm" svg:y1="2.016cm" svg:x2="5.826cm" svg:y2="4.556cm">
          <text:p/>
        </draw:line>
        <draw:frame draw:style-name="gr6" draw:text-style-name="P6" draw:layer="layout" svg:width="2.323cm" svg:height="0.692cm" svg:x="5.789cm" svg:y="2.948cm">
          <draw:text-box>
            <text:p text:style-name="P5"><text:span text:style-name="T2">t1 <text:s text:c="2"/>1*dx</text:span></text:p>
          </draw:text-box>
        </draw:frame>
        <draw:frame draw:style-name="gr6" draw:text-style-name="P6" draw:layer="layout" svg:width="2.323cm" svg:height="0.692cm" svg:x="5.79cm" svg:y="3.548cm">
          <draw:text-box>
            <text:p text:style-name="P5"><text:span text:style-name="T2">t2 <text:s text:c="2"/>2*dx</text:span></text:p>
          </draw:text-box>
        </draw:frame>
        <draw:frame draw:style-name="gr6" draw:text-style-name="P6" draw:layer="layout" svg:width="2.323cm" svg:height="0.692cm" svg:x="5.791cm" svg:y="4.248cm">
          <draw:text-box>
            <text:p text:style-name="P5"><text:span text:style-name="T2">t3 <text:s text:c="2"/>3*dx</text:span></text:p>
          </draw:text-box>
        </draw:frame>
        <draw:frame draw:style-name="gr6" draw:text-style-name="P6" draw:layer="layout" svg:width="2.323cm" svg:height="0.692cm" svg:x="5.792cm" svg:y="4.948cm">
          <draw:text-box>
            <text:p text:style-name="P5"><text:span text:style-name="T2">...</text:span></text:p>
          </draw:text-box>
        </draw:frame>
        <draw:frame draw:style-name="gr7" draw:text-style-name="P6" draw:layer="layout" svg:width="4.072cm" svg:height="1.089cm" svg:x="0.992cm" svg:y="4.548cm">
          <draw:text-box>
            <text:p text:style-name="P5"><text:span text:style-name="T2">dt1 = t2-t1 <text:s text:c="2"/>dx/dt1</text:span></text:p>
          </draw:text-box>
        </draw:frame>
        <draw:frame draw:style-name="gr8" draw:text-style-name="P8" draw:layer="layout" svg:width="3.946cm" svg:height="0.657cm" svg:x="5.39cm" svg:y="2.248cm">
          <draw:text-box>
            <text:p text:style-name="P7"><text:span text:style-name="T3">Clock <text:s/>Displacement</text:span></text:p>
          </draw:text-box>
        </draw:frame>
        <draw:frame draw:style-name="gr9" draw:text-style-name="P6" draw:layer="layout" svg:width="4.071cm" svg:height="0.67cm" svg:x="0.993cm" svg:y="5.249cm">
          <draw:text-box>
            <text:p text:style-name="P5"><text:span text:style-name="T2">dt2 = t3-t2 <text:s/>dx/dt2</text:span></text:p>
          </draw:text-box>
        </draw:frame>
        <draw:frame draw:style-name="gr9" draw:text-style-name="P6" draw:layer="layout" svg:width="4.071cm" svg:height="0.67cm" svg:x="0.994cm" svg:y="5.949cm">
          <draw:text-box>
            <text:p text:style-name="P5"><text:span text:style-name="T2">dt3 = t4-t3 <text:s/>dx/dt3</text:span></text:p>
          </draw:text-box>
        </draw:frame>
        <draw:frame draw:style-name="gr8" draw:text-style-name="P8" draw:layer="layout" svg:width="3.946cm" svg:height="0.657cm" svg:x="1.045cm" svg:y="3.794cm">
          <draw:text-box>
            <text:p text:style-name="P7"><text:span text:style-name="T3">Time <text:s/></text:span><text:span text:style-name="T3"><text:tab/></text:span><text:span text:style-name="T3">Ave. veloc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1:59:53.031165000</meta:creation-date>
    <dc:date>2017-06-21T13:54:10.261352000</dc:date>
    <meta:editing-duration>PT4M56S</meta:editing-duration>
    <meta:editing-cycles>2</meta:editing-cycles>
    <meta:generator>LibreOffice/5.3.2.2$MacOSX_X86_64 LibreOffice_project/6cd4f1ef626f15116896b1d8e1398b56da0d0ee1</meta:generator>
    <meta:document-statistic meta:object-count="21"/>
  </office:meta>
</office:document-meta>
</file>